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David Levi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2 May 1875</text:p>
      <text:p text:style-name="P5">Month<text:tab/><text:tab/><text:tab/><text:tab/><text:tab/><text:tab/>May</text:p>
      <text:p text:style-name="P5">Year<text:tab/><text:tab/><text:tab/><text:tab/><text:tab/><text:tab/>1875</text:p>
      <text:p text:style-name="P5">Hebrew Date<text:tab/><text:tab/><text:tab/><text:tab/><text:tab/></text:p>
      <text:p text:style-name="P5">Undated</text:p>
      <text:p text:style-name="P5">City<text:tab/><text:tab/><text:tab/><text:tab/><text:tab/><text:tab/>Montreal</text:p>
      <text:p text:style-name="P5">State<text:tab/><text:tab/><text:tab/><text:tab/><text:tab/><text:tab/>Quebec<text:tab/><text:tab/><text:tab/></text:p>
      <text:p text:style-name="P5">Country<text:tab/><text:tab/><text:tab/><text:tab/><text:tab/>Canad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41 German St/</text:span></text:p>
      <text:p text:style-name="P3"><text:span text:style-name="T1">Montreal May 12</text:span><text:span text:style-name="T2">th</text:span><text:span text:style-name="T1"> 1875/</text:span></text:p>
      <text:p text:style-name="P2"><text:span text:style-name="T1">Rev. S. Morais/</text:span></text:p>
      <text:p text:style-name="P2"><text:span text:style-name="T1"><text:tab/>Dear Sir,/</text:span></text:p>
      <text:p text:style-name="P2"><text:span text:style-name="T1"><text:tab/><text:tab/>You have no doubt/ received ere this an invitation to be present/ at my wedding to take place on [Hebrew] in New York/ If you should decide to be present I should/ be much pleased to have one of my preceptors/ perform the ceremony on the occasion. <text:s/>As you/ would wish to know the names when writing/ the [Hebrew]. <text:s/>I will add them here: [Hebrew]/ [Hebrew] (Bernstein)./</text:span></text:p>
      <text:p text:style-name="P2"><text:span text:style-name="T1"><text:tab/>In case however you should be un-/able to attend I have addressed a similar note/ to Rev. Mr Jacobs./</text:span></text:p>
      <text:p text:style-name="P2"><text:span text:style-name="T1"><text:tab/>Gratefully yours/</text:span></text:p>
      <text:p text:style-name="P2"><text:span text:style-name="T1"><text:tab/><text:tab/>David Levi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6T10:17:43</meta:creation-date>
    <dc:date>2009-05-26T10:26:19</dc:date>
    <dc:language>en-US</dc:language>
    <meta:editing-cycles>2</meta:editing-cycles>
    <meta:editing-duration>PT8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66" meta:character-count="1828"/>
  </office:meta>
</office:document-meta>
</file>